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gif" manifest:full-path="Pictures/10000000000000F40000006E5EEE93D4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waikato_25_20-_25_20white-title">
      <style:graphic-properties draw:auto-grow-height="true" fo:min-height="3.507cm"/>
    </style:style>
    <style:style style:name="pr2" style:family="presentation" style:parent-style-name="waikato_25_20-_25_20white-subtitle">
      <style:graphic-properties draw:fill-color="#ffffff" draw:textarea-vertical-align="top" draw:auto-grow-height="true" fo:min-height="2.5cm"/>
    </style:style>
    <style:style style:name="pr3" style:family="presentation" style:parent-style-name="waikato_25_20-_25_20white-notes">
      <style:graphic-properties draw:fill-color="#ffffff" fo:min-height="13.114cm"/>
    </style:style>
    <style:style style:name="pr4" style:family="presentation" style:parent-style-name="Default_20_1-title">
      <style:graphic-properties draw:auto-grow-height="true" fo:min-height="3.507cm"/>
    </style:style>
    <style:style style:name="pr5" style:family="presentation" style:parent-style-name="Default_20_1-outline1">
      <style:graphic-properties fo:min-height="13.61cm"/>
    </style:style>
    <style:style style:name="pr6" style:family="presentation" style:parent-style-name="Default_20_1-notes">
      <style:graphic-properties draw:fill-color="#ffffff" fo:min-height="13.114cm"/>
    </style:style>
    <style:style style:name="P1" style:family="paragraph">
      <style:text-properties fo:color="#808080" style:text-outline="false" fo:text-shadow="1pt 1pt" style:font-relief="none"/>
    </style:style>
    <style:style style:name="T1" style:family="text">
      <style:text-properties fo:color="#808080" style:text-outline="false" fo:text-shadow="1pt 1pt" style:font-relief="non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hn Doe</presentation:footer-decl>
      <presentation:date-time-decl presentation:name="dtd1" presentation:source="fixed">25/05/2011</presentation:date-time-decl>
      <draw:page draw:name="page1" draw:style-name="dp1" draw:master-page-name="waikato_25_20-_25_20whit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3.507cm" svg:x="1.6cm" svg:y="5.537cm" presentation:class="title" presentation:user-transformed="true">
          <draw:text-box>
            <text:p><text:span text:style-name="T1">The Title of the Talk</text:span></text:p>
          </draw:text-box>
        </draw:frame>
        <draw:frame presentation:style-name="pr2" draw:layer="layout" svg:width="25.199cm" svg:height="2.5cm" svg:x="1.6cm" svg:y="10cm" presentation:class="subtitle" presentation:user-transformed="true">
          <draw:text-box>
            <text:p>A subtitle or punchline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1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Slide title</text:p>
          </draw:text-box>
        </draw:frame>
        <draw:frame presentation:style-name="pr5" draw:layer="layout" svg:width="25.199cm" svg:height="13.86cm" svg:x="1.4cm" svg:y="4.914cm" presentation:class="outline">
          <draw:text-box>
            <text:list text:style-name="L3">
              <text:list-item>
                <text:p>Date and Name in Footer</text:p>
              </text:list-item>
              <text:list-item>
                <text:p>Can be changed as follows</text:p>
                <text:list>
                  <text:list-item>
                    <text:p>View</text:p>
                  </text:list-item>
                  <text:list-item>
                    <text:p>Header and Footer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waikato_25_20-_25_20white-background" style:display-name="waikato%20-%20white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waikato_25_20-_25_20white-backgroundobjects" style:display-name="waikato%20-%20white-backgroundobjects" style:family="presentation">
      <style:graphic-properties draw:shadow="hidden" draw:shadow-offset-x="0.3cm" draw:shadow-offset-y="0.3cm" draw:shadow-color="#808080"/>
      <style:text-properties style:use-window-font-color="true" fo:font-family="Arial" style:font-style-name="Normal" style:font-family-generic="swiss" style:font-pitch="variable" fo:font-size="22pt" style:letter-kerning="true"/>
    </style:style>
    <style:style style:name="waikato_25_20-_25_20white-notes" style:display-name="waikato%20-%20whi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aikato_25_20-_25_20white-outline1" style:display-name="waikato%20-%20white-outline1" style:family="presentation">
      <style:graphic-properties draw:stroke="none" draw:fill="none" draw:auto-grow-height="false" draw:fit-to-size="false">
        <text:list-style style:name="waikato_25_20-_25_20white-outline1" style:display-name="waikato%20-%20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center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aikato_25_20-_25_20white-outline2" style:display-name="waikato%20-%20white-outline2" style:family="presentation" style:parent-style-name="waikato_25_20-_25_20white-outline1">
      <style:paragraph-properties fo:margin-top="0cm" fo:margin-bottom="0.4cm"/>
      <style:text-properties fo:font-size="28pt" style:font-size-asian="28pt" style:font-size-complex="28pt"/>
    </style:style>
    <style:style style:name="waikato_25_20-_25_20white-outline3" style:display-name="waikato%20-%20white-outline3" style:family="presentation" style:parent-style-name="waikato_25_20-_25_20white-outline2">
      <style:paragraph-properties fo:margin-top="0cm" fo:margin-bottom="0.3cm"/>
      <style:text-properties fo:font-size="24pt" style:font-size-asian="24pt" style:font-size-complex="24pt"/>
    </style:style>
    <style:style style:name="waikato_25_20-_25_20white-outline4" style:display-name="waikato%20-%20white-outline4" style:family="presentation" style:parent-style-name="waikato_25_20-_25_20white-outline3">
      <style:paragraph-properties fo:margin-top="0cm" fo:margin-bottom="0.2cm"/>
      <style:text-properties fo:font-size="20pt" style:font-size-asian="20pt" style:font-size-complex="20pt"/>
    </style:style>
    <style:style style:name="waikato_25_20-_25_20white-outline5" style:display-name="waikato%20-%20white-outline5" style:family="presentation" style:parent-style-name="waikato_25_20-_25_20white-outline4">
      <style:paragraph-properties fo:margin-top="0cm" fo:margin-bottom="0.1cm"/>
      <style:text-properties fo:font-size="20pt" style:font-size-asian="20pt" style:font-size-complex="20pt"/>
    </style:style>
    <style:style style:name="waikato_25_20-_25_20white-outline6" style:display-name="waikato%20-%20white-outline6" style:family="presentation" style:parent-style-name="waikato_25_20-_25_20white-outline5">
      <style:paragraph-properties fo:margin-top="0cm" fo:margin-bottom="0.1cm"/>
      <style:text-properties fo:font-size="20pt" style:font-size-asian="20pt" style:font-size-complex="20pt"/>
    </style:style>
    <style:style style:name="waikato_25_20-_25_20white-outline7" style:display-name="waikato%20-%20white-outline7" style:family="presentation" style:parent-style-name="waikato_25_20-_25_20white-outline6">
      <style:paragraph-properties fo:margin-top="0cm" fo:margin-bottom="0.1cm"/>
      <style:text-properties fo:font-size="20pt" style:font-size-asian="20pt" style:font-size-complex="20pt"/>
    </style:style>
    <style:style style:name="waikato_25_20-_25_20white-outline8" style:display-name="waikato%20-%20white-outline8" style:family="presentation" style:parent-style-name="waikato_25_20-_25_20white-outline7">
      <style:paragraph-properties fo:margin-top="0cm" fo:margin-bottom="0.1cm"/>
      <style:text-properties fo:font-size="20pt" style:font-size-asian="20pt" style:font-size-complex="20pt"/>
    </style:style>
    <style:style style:name="waikato_25_20-_25_20white-outline9" style:display-name="waikato%20-%20white-outline9" style:family="presentation" style:parent-style-name="waikato_25_20-_25_20white-outline8">
      <style:paragraph-properties fo:margin-top="0cm" fo:margin-bottom="0.1cm"/>
      <style:text-properties fo:font-size="20pt" style:font-size-asian="20pt" style:font-size-complex="20pt"/>
    </style:style>
    <style:style style:name="waikato_25_20-_25_20white-subtitle" style:display-name="waikato%20-%20white-subtitle" style:family="presentation">
      <style:graphic-properties draw:stroke="none" draw:fill="none" draw:textarea-vertical-align="middle">
        <text:list-style style:name="waikato_25_20-_25_20white-subtitle" style:display-name="waikato%20-%20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aikato_25_20-_25_20white-title" style:display-name="waikato%20-%20white-title" style:family="presentation">
      <style:graphic-properties draw:stroke="none" svg:stroke-color="#c0c0c0" draw:fill="none" draw:textarea-vertical-align="middle">
        <text:list-style style:name="waikato_25_20-_25_20white-title" style:display-name="waikato%20-%20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808080" style:text-outline="false" style:text-line-through-style="none" fo:font-family="Arial" style:font-family-generic="roman" style:font-pitch="variable" fo:font-size="44pt" fo:font-style="normal" fo:text-shadow="1pt 1pt" style:text-underline-style="none" fo:font-weight="bold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use-window-font-color="true" fo:font-family="Arial" style:font-style-name="Normal" style:font-family-generic="swiss" style:font-pitch="variable" fo:font-size="22pt"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textarea-horizontal-align="center" draw:textarea-vertical-align="middle"/>
    </style:style>
    <style:style style:name="Mpr1" style:family="presentation" style:parent-style-name="waikato_25_20-_25_20whi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waikato_25_20-_25_20white-backgroundobjects">
      <style:graphic-properties draw:stroke="none" draw:fill="none" draw:fill-color="#ffffff" draw:auto-grow-height="false" fo:min-height="1.485cm"/>
    </style:style>
    <style:style style:name="Mpr3" style:family="presentation" style:parent-style-name="waikato_25_20-_25_20whit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2pt" style:font-size-asian="12pt" style:font-size-complex="12pt"/>
    </style:style>
    <style:style style:name="MT3" style:family="text">
      <style:text-properties fo:font-family="Arial" style:font-family-generic="swiss" style:font-pitch="variable"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waikato_25_20-_25_20white" style:display-name="waikato%20-%20white" style:page-layout-name="PM1" draw:style-name="Mdp1">
      <draw:frame draw:style-name="Mgr3" draw:text-style-name="MP3" draw:layer="backgroundobjects" svg:width="6.607cm" svg:height="2.978cm" svg:x="20.8cm" svg:y="0.42cm">
        <draw:image xlink:href="Pictures/10000000000000F40000006E5EEE93D4.gif" xlink:type="simple" xlink:show="embed" xlink:actuate="onLoad">
          <text:p/>
        </draw:image>
      </draw:frame>
      <draw:frame presentation:style-name="waikato_25_20-_25_20white-title" draw:layer="backgroundobjects" svg:width="25.199cm" svg:height="3.506cm" svg:x="1.6cm" svg:y="5.537cm" presentation:class="title" presentation:placeholder="true">
        <draw:text-box/>
      </draw:frame>
      <draw:frame presentation:style-name="waikato_25_20-_25_20white-outline1" draw:layer="backgroundobjects" svg:width="25.199cm" svg:height="12.18cm" svg:x="1.6cm" svg:y="9.5cm" presentation:class="outline" presentation:placeholder="true">
        <draw:text-box/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presentation:notes style:page-layout-name="PM0">
        <draw:page-thumbnail presentation:style-name="waikato_25_20-_25_20white-title" draw:layer="backgroundobjects" svg:width="14.848cm" svg:height="11.136cm" svg:x="3.075cm" svg:y="2.257cm" presentation:class="page"/>
        <draw:frame presentation:style-name="waikato_25_20-_25_20whit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style-name="Mgr3" draw:text-style-name="MP3" draw:layer="backgroundobjects" svg:width="6.607cm" svg:height="2.978cm" svg:x="20.801cm" svg:y="0.42cm">
        <draw:image xlink:href="Pictures/10000000000000F40000006E5EEE93D4.gif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2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2"><text:page-number>&lt;number&gt;</text:page-number></text:span></text:p>
        </draw:text-box>
      </draw:frame>
      <draw:line draw:style-name="Mgr4" draw:text-style-name="MP3" draw:layer="backgroundobjects" svg:x1="1.5cm" svg:y1="3.5cm" svg:x2="27cm" svg:y2="3.5cm">
        <text:p/>
      </draw:line>
      <presentation:notes style:page-layout-name="PM0">
        <draw:page-thumbnail presentation:style-name="Default_20_1-title" draw:layer="backgroundobjects" svg:width="14.848cm" svg:height="11.136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20T20:57:19</meta:creation-date>
    <meta:editing-duration>P0D</meta:editing-duration>
    <meta:editing-cycles>1</meta:editing-cycles>
    <meta:generator>LibreOffice/3.5$Linux_X86_64 LibreOffice_project/350m1$Build-2</meta:generator>
    <meta:document-statistic meta:object-count="41"/>
    <meta:template xlink:type="simple" xlink:actuate="onRequest" xlink:title="waikato - white" xlink:href="../../../templates/waikato%20-%20white.otp" meta:date="2010-08-31T17:07:13"/>
  </office:meta>
</office:document-meta>
</file>